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1972in"/>
    </style:style>
    <style:style style:name="co5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" style:family="table-cell" style:parent-style-name="Default">
      <style:text-properties style:font-name="Arial" style:font-name-asian="Arial" style:font-name-complex="Arial" style:font-size-complex="5.65000009536743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Radio Shack MIDI Lights – Ordering Board Bill Of Materi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Quantity</text:p>
          </table:table-cell>
          <table:table-cell table:style-name="ce2" office:value-type="string">
            <text:p>Part </text:p>
          </table:table-cell>
          <table:table-cell table:style-name="ce2" office:value-type="string">
            <text:p>Vendor</text:p>
          </table:table-cell>
          <table:table-cell table:style-name="ce2" office:value-type="string">
            <text:p>Part Number</text:p>
          </table:table-cell>
          <table:table-cell table:style-name="ce2"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.1uF Capacitor</text:p>
          </table:table-cell>
          <table:table-cell office:value-type="string">
            <text:p>Radio Shack</text:p>
          </table:table-cell>
          <table:table-cell office:value-type="string">
            <text:p>272-0135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uF Capacitor</text:p>
          </table:table-cell>
          <table:table-cell office:value-type="string">
            <text:p>Radio Shack</text:p>
          </table:table-cell>
          <table:table-cell office:value-type="string">
            <text:p>272-0996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4004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rew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/4W Resistor Assortment</text:p>
          </table:table-cell>
          <table:table-cell office:value-type="string">
            <text:p>Radio Shack</text:p>
          </table:table-cell>
          <table:table-cell office:value-type="string">
            <text:p>271-312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hotoresistor Assortment</text:p>
          </table:table-cell>
          <table:table-cell office:value-type="string">
            <text:p>Radio Shack</text:p>
          </table:table-cell>
          <table:table-cell office:value-type="string">
            <text:p>276-1657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5VDC Reed Relay</text:p>
          </table:table-cell>
          <table:table-cell office:value-type="string">
            <text:p>Radio Shack</text:p>
          </table:table-cell>
          <table:table-cell office:value-type="string">
            <text:p>275-0232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office:value-type="string">
            <text:p>275-634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N3904 Transistor</text:p>
          </table:table-cell>
          <table:table-cell office:value-type="string">
            <text:p>Radio Shack</text:p>
          </table:table-cell>
          <table:table-cell office:value-type="string">
            <text:p>276-2016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7805 Voltage Regulator</text:p>
          </table:table-cell>
          <table:table-cell office:value-type="string">
            <text:p>Radio Shack</text:p>
          </table:table-cell>
          <table:table-cell table:style-name="ce3" office:value-type="string">
            <text:p>276-1770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T317 Voltage Regulator</text:p>
          </table:table-cell>
          <table:table-cell office:value-type="string">
            <text:p>Radio Shack</text:p>
          </table:table-cell>
          <table:table-cell table:style-name="ce3" office:value-type="string">
            <text:p>276-177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0.1” Headers</text:p>
          </table:table-cell>
          <table:table-cell office:value-type="string">
            <text:p>Sparkfun Electronics</text:p>
          </table:table-cell>
          <table:table-cell table:style-name="ce3" office:value-type="string">
            <text:p>PRT-00116</text:p>
          </table:table-cell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3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3"/>
          <table:table-cell table:number-columns-repeated="1020"/>
        </table:table-row>
        <table:table-row table:style-name="ro4">
          <table:table-cell table:number-columns-repeated="3"/>
          <table:table-cell table:style-name="ce4"/>
          <table:table-cell table:number-columns-repeated="1020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3"/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00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2-01-05T00:11:07</dc:date>
    <dc:creator>Vincent Marshall</dc:creator>
    <meta:editing-duration>PT1H22M40S</meta:editing-duration>
    <meta:editing-cycles>7</meta:editing-cycles>
    <meta:generator>OpenOffice.org/3.3$Unix OpenOffice.org_project/330m20$Build-9567</meta:generator>
    <meta:document-statistic meta:table-count="3" meta:cell-count="57" meta:object-count="0"/>
    <meta:user-defined meta:name=""/>
  </office:meta>
</office:document-meta>
</file>